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e2cf70"/>
    </style:style>
    <style:style style:name="P40" style:family="paragraph" style:parent-style-name="Standard">
      <style:text-properties officeooo:rsid="007bb4ca" officeooo:paragraph-rsid="00e303a5"/>
    </style:style>
    <style:style style:name="P41" style:family="paragraph" style:parent-style-name="Standard">
      <style:text-properties officeooo:rsid="007bb4ca" officeooo:paragraph-rsid="00e4ee7b"/>
    </style:style>
    <style:style style:name="P42" style:family="paragraph" style:parent-style-name="Standard">
      <style:text-properties officeooo:rsid="007bb4ca" officeooo:paragraph-rsid="00e59d97"/>
    </style:style>
    <style:style style:name="P43" style:family="paragraph" style:parent-style-name="Standard">
      <style:text-properties officeooo:rsid="007bb4ca" officeooo:paragraph-rsid="00e661c0"/>
    </style:style>
    <style:style style:name="P44" style:family="paragraph" style:parent-style-name="Standard">
      <style:text-properties officeooo:rsid="007bb4ca" officeooo:paragraph-rsid="00e69c5e"/>
    </style:style>
    <style:style style:name="P45" style:family="paragraph" style:parent-style-name="Standard">
      <style:text-properties officeooo:rsid="007bb4ca" officeooo:paragraph-rsid="00e7c06d"/>
    </style:style>
    <style:style style:name="P46" style:family="paragraph" style:parent-style-name="Standard">
      <style:text-properties officeooo:rsid="004f2452" officeooo:paragraph-rsid="008e0469"/>
    </style:style>
    <style:style style:name="P47" style:family="paragraph" style:parent-style-name="Standard">
      <style:text-properties officeooo:rsid="00902d05" officeooo:paragraph-rsid="00902d05"/>
    </style:style>
    <style:style style:name="P48" style:family="paragraph" style:parent-style-name="Standard">
      <style:text-properties officeooo:rsid="00902d05" officeooo:paragraph-rsid="0095615b"/>
    </style:style>
    <style:style style:name="P49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0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1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2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3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55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6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7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8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9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0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1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2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3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64" style:family="paragraph" style:parent-style-name="Standard">
      <style:text-properties officeooo:rsid="00a211bb" officeooo:paragraph-rsid="00a211bb"/>
    </style:style>
    <style:style style:name="P65" style:family="paragraph" style:parent-style-name="Standard">
      <style:text-properties officeooo:rsid="001d79b2" officeooo:paragraph-rsid="0027059c"/>
    </style:style>
    <style:style style:name="P66" style:family="paragraph" style:parent-style-name="Standard">
      <style:text-properties officeooo:rsid="00bc2b3e" officeooo:paragraph-rsid="00bc2b3e"/>
    </style:style>
    <style:style style:name="P67" style:family="paragraph" style:parent-style-name="Standard">
      <style:text-properties officeooo:rsid="00370187" officeooo:paragraph-rsid="00f1f632"/>
    </style:style>
    <style:style style:name="P68" style:family="paragraph" style:parent-style-name="Standard">
      <style:text-properties officeooo:rsid="00370187" officeooo:paragraph-rsid="00f2e4bf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65"><text:tab/><text:tab/><text:tab/>implement dedicated array cal_string[12]</text:p>
      <text:p text:style-name="P65"/>
      <text:p text:style-name="P66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39">3A_UART_timer_interrupts<text:tab/><text:span text:style-name="T42">OK<text:tab/>CC_OK<text:tab/>CA_ARD_OK<text:tab/>CC_ARD_OK</text:span></text:p>
      <text:p text:style-name="P40">3B_Pin_Change_Interrupt<text:tab/><text:span text:style-name="T43">OK<text:tab/>CC_OK<text:tab/>CA_ARD_OK<text:tab/>CC_ARD_OK</text:span></text:p>
      <text:p text:style-name="P41">3C_reaction_time_tester<text:tab/><text:span text:style-name="T43">OK<text:tab/>CC_OK<text:tab/>CA_ARD_OK<text:tab/>CC_ARD_OK</text:span></text:p>
      <text:p text:style-name="P42">3D_timer_PCI_interrupts<text:tab/><text:span text:style-name="T44">OK<text:tab/>CC_OK<text:tab/>CA_ARD_OK<text:tab/>CC_ARD_OK</text:span></text:p>
      <text:p text:style-name="P43">3E_Keypress_logger<text:tab/><text:tab/><text:span text:style-name="T45">OK<text:tab/>CC_OK<text:tab/>CA_ARD_OK<text:tab/>CC_ARD_OK</text:span></text:p>
      <text:p text:style-name="P44">3F_Prime_numbers<text:tab/><text:tab/><text:span text:style-name="T45">OK<text:tab/>CC_OK<text:tab/>CA_ARD_OK<text:tab/>CC_ARD_OK</text:span></text:p>
      <text:p text:style-name="P45">3G_Prime_numbers_plus<text:tab/><text:span text:style-name="T46">OK<text:tab/>CC_OK<text:tab/>CA_ARD_OK<text:tab/>CC_ARD_OK</text:span></text:p>
      <text:p text:style-name="P5"/>
      <text:p text:style-name="P5"/>
      <text:p text:style-name="P29">4_binary_and_bit_operations</text:p>
      <text:p text:style-name="P67">1_Bit_ops_1<text:tab/><text:tab/><text:tab/><text:span text:style-name="T58">OK <text:tab/>CC_OK<text:tab/>CA_ARD_OK<text:tab/>CC_ARD_OK</text:span></text:p>
      <text:p text:style-name="P68">2_Bit_ops_2<text:tab/><text:tab/><text:tab/><text:span text:style-name="T59">OK<text:tab/>CC_OK<text:tab/>CA_ARD_OK<text:tab/>CC_ARD_OK</text:span></text:p>
      <text:p text:style-name="P20">3_Division_subroutine<text:tab/><text:span text:style-name="T60">OK<text:tab/>CC_OK</text:span></text:p>
      <text:p text:style-name="P20">4_Char_to_binary<text:tab/><text:tab/><text:span text:style-name="T61">OK<text:tab/>CC_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6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64"><text:span text:style-name="T6">Issues with test projects</text:span> (run during pcb commissioning)</text:p>
      <text:p text:style-name="P1"/>
      <text:p text:style-name="P64">PRN generator failure due to damaged EEPROM<text:tab/></text:p>
      <text:p text:style-name="P64"><text:tab/>Fix changed EEPROM location</text:p>
      <text:p text:style-name="P64"/>
      <text:p text:style-name="P64">Failure to set up switched inputs properly</text:p>
      <text:p text:style-name="P64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7"/>
      <text:p text:style-name="P47">0x3FF<text:tab/>user cal if set</text:p>
      <text:p text:style-name="P47">0x3FE<text:tab/>user cal if set</text:p>
      <text:p text:style-name="P47">0x3FD<text:tab/>Default cal supplied by Atmel</text:p>
      <text:p text:style-name="P47"/>
      <text:p text:style-name="P47">0x3FC<text:tab/>Set to 1 if diagnostic mode required. <text:s/>Diagnostic mode is now discontinued</text:p>
      <text:p text:style-name="P47">0x3FB<text:tab/>Controls multiplexer (T0) on interval: <text:s/>0xFF for 2ms, 0xFE for 500uS and 0xFD for 125uS</text:p>
      <text:p text:style-name="P47">0x3FA<text:tab/>Not used</text:p>
      <text:p text:style-name="P49">0x3F9<text:tab/><text:tab/>Reset status byte: set to zero by Project_programmer_AVR when the mini-OS is programmed to flash. <text:tab/>It is read here to ensure that control always jumps to location zero except for a manual reset</text:p>
      <text:p text:style-name="P49"/>
      <text:p text:style-name="P47">0x3F8<text:tab/>prog_counter_H</text:p>
      <text:p text:style-name="P47">0x3F7<text:tab/>prog_counter_L</text:p>
      <text:p text:style-name="P47">0x3F6<text:tab/>cmd_counter_H</text:p>
      <text:p text:style-name="P47">0x3F5<text:tab/>cmd_counter_L</text:p>
      <text:p text:style-name="P47"/>
      <text:p text:style-name="P50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50"/>
      <text:p text:style-name="P47"><text:span text:style-name="T49">0x3F3<text:tab/>8 bit PRN gen EEP subroutines:</text:span><text:tab/>Used to select random "Hello world" message</text:p>
      <text:p text:style-name="P47">0x3F1<text:tab/>Carry out auto cal post programming</text:p>
      <text:p text:style-name="P47"/>
      <text:p text:style-name="P47"/>
      <text:p text:style-name="P48"><text:span text:style-name="T6">UNO_bootloader_for_hex&amp;text</text:span><text:tab/> <text:span text:style-name="T6">EEPROM reservations</text:span></text:p>
      <text:p text:style-name="P49"/>
      <text:p text:style-name="P49"/>
      <text:p text:style-name="P49">1_Message_from_the_OS</text:p>
      <text:p text:style-name="P49">2_Random_gen_AVR</text:p>
      <text:p text:style-name="P49">3_Hex_verification</text:p>
      <text:p text:style-name="P49">4_Text_Verification</text:p>
      <text:p text:style-name="P49">5_Hex_text_bootloader</text:p>
      <text:p text:style-name="P49"/>
      <text:p text:style-name="P49">0x3FF<text:tab/>user cal if set<text:tab/>No longer used</text:p>
      <text:p text:style-name="P49">0x3FE<text:tab/>user cal if set No longer used</text:p>
      <text:p text:style-name="P49">0x3FD<text:tab/>Default cal supplied by Atmel No longer used</text:p>
      <text:p text:style-name="P49">0x3FC<text:tab/>Copy of MCUSR and also indicates WDTout hex/text verification routines </text:p>
      <text:p text:style-name="P49">0x3FB/A<text:tab/>prog_counter for use by verification routines</text:p>
      <text:p text:style-name="P49">0x3F9/8<text:tab/>cmd_counter for use by verification routines</text:p>
      <text:p text:style-name="P49">0x3F7<text:tab/>Reset Control (set to zero to indicate that user app is to be launched.)</text:p>
      <text:p text:style-name="P49">0x3F6 flash text string pointer</text:p>
      <text:p text:style-name="P49"/>
      <text:p text:style-name="P49">0x3F5 PRN generator random number HB</text:p>
      <text:p text:style-name="P51">0x3F4 PRN generator random number LB</text:p>
      <text:p text:style-name="P49">0x3F3 PRN generator random number HB</text:p>
      <text:p text:style-name="P49"><text:soft-page-break/>0x3F2 PRN generator random number LB</text:p>
      <text:p text:style-name="P49">0x3F1 PRN generator random number HB</text:p>
      <text:p text:style-name="P49">0x3F0 PRN generator random number LB</text:p>
      <text:p text:style-name="P49">0x3EF PRN EEPROM location offset 0, 1 or 2</text:p>
      <text:p text:style-name="P49">0x3EE Used by combined Clock_SW to signal Arduino WDTout with ISR</text:p>
      <text:p text:style-name="P49">0x3ED Used by user projects to control WDT reset source</text:p>
      <text:p text:style-name="P49">0x3EB<text:tab/>Last EEPROM location required by Hello World file</text:p>
      <text:p text:style-name="P52"/>
      <text:p text:style-name="P52"/>
      <text:p text:style-name="P30">EEPROM initialisation<text:tab/><text:tab/>Mini_OS (PCB_A)</text:p>
      <text:p text:style-name="P56"/>
      <text:p text:style-name="P56">0x3FD/E/F<text:tab/><text:tab/><text:span text:style-name="T51">Cal data:<text:tab/><text:tab/><text:tab/></text:span>Calibration routine</text:p>
      <text:p text:style-name="P56">0x3FC<text:tab/><text:tab/><text:tab/>No longer used</text:p>
      <text:p text:style-name="P56">0x3FB <text:tab/><text:tab/>Multiplexer <text:span text:style-name="T51">brightness <text:tab/>Mode Q</text:span></text:p>
      <text:p text:style-name="P58">0x3FA<text:tab/><text:tab/><text:tab/><text:span text:style-name="T50">No longer used</text:span></text:p>
      <text:p text:style-name="P58">0x3F9<text:tab/><text:tab/><text:tab/><text:span text:style-name="T47">Reset status byte:<text:tab/><text:tab/></text:span>Project Programmer UNO</text:p>
      <text:p text:style-name="P58">0x3F8-5<text:tab/><text:tab/>Command counter<text:span text:style-name="T52">s</text:span><text:tab/><text:tab/>Flash programmer</text:p>
      <text:p text:style-name="P58">0x3F4<text:tab/><text:tab/><text:tab/><text:span text:style-name="T47">Reset status byte:<text:tab/><text:tab/></text:span>Project Programmer UNO</text:p>
      <text:p text:style-name="P59">0x3F3<text:tab/><text:tab/><text:tab/>Hello world PRN</text:p>
      <text:p text:style-name="P59">0x3F2<text:tab/><text:tab/><text:tab/>Not used</text:p>
      <text:p text:style-name="P59">0x3F1<text:tab/><text:tab/><text:tab/>Auto call flag<text:tab/><text:tab/><text:tab/><text:span text:style-name="T51">Project Programmer UNO</text:span><text:tab/><text:tab/></text:p>
      <text:p text:style-name="P52"/>
      <text:p text:style-name="P31">EEPROM initialisation<text:tab/><text:tab/><text:span text:style-name="T47">UNO_bootloader_for_hex&amp;text</text:span><text:tab/></text:p>
      <text:p text:style-name="P31"/>
      <text:p text:style-name="P57">0x3FD/E/F<text:tab/><text:tab/><text:span text:style-name="T51">Cal data:<text:tab/><text:tab/><text:tab/></text:span>No longer used</text:p>
      <text:p text:style-name="P53">0x3FC<text:tab/><text:tab/><text:tab/>Copy of MCUSR<text:tab/><text:tab/><text:span text:style-name="T52">The boootloader</text:span></text:p>
      <text:p text:style-name="P59">0x3FB-8<text:tab/><text:tab/>Command counter<text:tab/><text:tab/>Bootloader</text:p>
      <text:p text:style-name="P60">0x3F7<text:tab/><text:tab/><text:tab/> <text:span text:style-name="T47">Reset Control<text:tab/><text:tab/><text:tab/></text:span>The boootloader</text:p>
      <text:p text:style-name="P61">0x3F6<text:tab/><text:tab/><text:tab/><text:span text:style-name="T47">flash text string pointer<text:tab/>User_app_commentary_mode</text:span></text:p>
      <text:p text:style-name="P62">0x3F5-0<text:tab/><text:tab/>PRN registers<text:tab/><text:tab/><text:tab/><text:span text:style-name="T55">Not initialised</text:span><text:tab/><text:span text:style-name="T55">0xFF or &gt; 0</text:span><text:tab/></text:p>
      <text:p text:style-name="P55">0x3EF <text:tab/><text:tab/><text:tab/>PRN EEPROM <text:span text:style-name="T53">offset<text:tab/><text:tab/>Zero by PCB_A programmer</text:span></text:p>
      <text:p text:style-name="P54">0x3EE Used by combined Clock_SW to signal Arduino WDTout with ISR</text:p>
      <text:p text:style-name="P54">0x3ED Used by user projects to control WDT reset source</text:p>
      <text:p text:style-name="P54">0x3EB<text:tab/>Last EEPROM location required by Hello World file</text:p>
      <text:p text:style-name="P54"/>
      <text:p text:style-name="P54"/>
      <text:p text:style-name="P32">Mini-OS modes no longer required</text:p>
      <text:p text:style-name="P63"/>
      <text:p text:style-name="P63">case 7: I2C_Tx_Compile_tables();break;</text:p>
      <text:p text:style-name="P63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3">case 9: I2C_Tx_Uarithmetic_OP();break;<text:tab/><text:tab/>//Takes numbers entered using mode B and does <text:tab/><text:tab/><text:tab/><text:tab/><text:tab/><text:tab/><text:tab/>some arithmetic</text:p>
      <text:p text:style-name="P63"/>
      <text:p text:style-name="P63">case 'A': I2C_Tx_accumulator_1();<text:tab/>break;<text:tab/><text:tab/>//Implements add, subtract and clear modes<text:tab/></text:p>
      <text:p text:style-name="P63">case 'B': I2C_Tx_accumulator_2();break;<text:tab/><text:tab/>//Acquires data for use by accumulator<text:tab/><text:tab/><text:tab/><text:tab/><text:tab/><text:tab/><text:tab/><text:tab/><text:tab/><text:tab/><text:tab/></text:p>
      <text:p text:style-name="P52"/>
      <text:p text:style-name="P52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18:24:43.044000000</dc:date>
    <meta:editing-duration>P1DT14H49M20S</meta:editing-duration>
    <meta:editing-cycles>156</meta:editing-cycles>
    <meta:document-statistic meta:table-count="0" meta:image-count="0" meta:object-count="0" meta:page-count="5" meta:paragraph-count="193" meta:word-count="914" meta:character-count="7373" meta:non-whitespace-character-count="6334"/>
  </office:meta>
</office:document-meta>
</file>